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erif CJK HK" svg:font-family="'Noto Serif CJK HK'" style:font-family-generic="system" style:font-pitch="variable"/>
    <style:font-face style:name="Noto Serif Devanagari" svg:font-family="'Noto Serif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4.604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4.51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>
      <style:table-cell-properties fo:background-color="#bf819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bf819e" style:text-align-source="fix" style:repeat-content="false"/>
      <style:paragraph-properties fo:text-align="start" fo:margin-left="0c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Default" office:value-type="float" office:value="100000" calcext:value-type="float">
            <text:p>100000</text:p>
          </table:table-cell>
          <table:table-cell table:style-name="Default" office:value-type="string" calcext:value-type="string">
            <text:p>Sur 5 ans à 4 %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Période</text:p>
          </table:table-cell>
          <table:table-cell table:style-name="ce6" office:value-type="string" calcext:value-type="string">
            <text:p>Capital en début de période </text:p>
          </table:table-cell>
          <table:table-cell table:style-name="ce3" office:value-type="string" calcext:value-type="string">
            <text:p>Intérêt de la période</text:p>
          </table:table-cell>
          <table:table-cell table:style-name="ce3" office:value-type="string" calcext:value-type="string">
            <text:p>Amortissement de la période </text:p>
          </table:table-cell>
          <table:table-cell table:style-name="ce3" office:value-type="string" calcext:value-type="string">
            <text:p>Anuité de la période</text:p>
          </table:table-cell>
          <table:table-cell table:style-name="ce3" office:value-type="string" calcext:value-type="string">
            <text:p>Capital du en fin de péri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table:formula="of:=[.B4]*0.04" office:value-type="float" office:value="4000" calcext:value-type="float">
            <text:p>4 000,00</text:p>
          </table:table-cell>
          <table:table-cell table:formula="of:= [.B4]/5" office:value-type="float" office:value="20000" calcext:value-type="float">
            <text:p>20000</text:p>
          </table:table-cell>
          <table:table-cell table:formula="of:=[.C4]+[.D4]" office:value-type="float" office:value="24000" calcext:value-type="float">
            <text:p>24000</text:p>
          </table:table-cell>
          <table:table-cell table:formula="of:=[.B4]-[.D4]" office:value-type="float" office:value="80000" calcext:value-type="float">
            <text:p>8000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formula="of:=[.F4]" office:value-type="float" office:value="80000" calcext:value-type="float">
            <text:p>80000</text:p>
          </table:table-cell>
          <table:table-cell table:formula="of:=[.B5]*0.04" office:value-type="float" office:value="3200" calcext:value-type="float">
            <text:p>3 200,00</text:p>
          </table:table-cell>
          <table:table-cell table:formula="of:= 100000/5" office:value-type="float" office:value="20000" calcext:value-type="float">
            <text:p>20000</text:p>
          </table:table-cell>
          <table:table-cell table:formula="of:=[.C5]+[.D5]" office:value-type="float" office:value="23200" calcext:value-type="float">
            <text:p>23200</text:p>
          </table:table-cell>
          <table:table-cell table:formula="of:=[.B5]-[.D5]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5]" office:value-type="float" office:value="60000" calcext:value-type="float">
            <text:p>60000</text:p>
          </table:table-cell>
          <table:table-cell table:formula="of:=[.B6]*0.04" office:value-type="float" office:value="2400" calcext:value-type="float">
            <text:p>2 400,00</text:p>
          </table:table-cell>
          <table:table-cell table:formula="of:= 100000/5" office:value-type="float" office:value="20000" calcext:value-type="float">
            <text:p>20000</text:p>
          </table:table-cell>
          <table:table-cell table:formula="of:=[.C6]+[.D6]" office:value-type="float" office:value="22400" calcext:value-type="float">
            <text:p>22400</text:p>
          </table:table-cell>
          <table:table-cell table:formula="of:=[.B6]-[.D6]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6]" office:value-type="float" office:value="40000" calcext:value-type="float">
            <text:p>40000</text:p>
          </table:table-cell>
          <table:table-cell table:formula="of:=[.B7]*0.04" office:value-type="float" office:value="1600" calcext:value-type="float">
            <text:p>1 600,00</text:p>
          </table:table-cell>
          <table:table-cell table:formula="of:= 100000/5" office:value-type="float" office:value="20000" calcext:value-type="float">
            <text:p>20000</text:p>
          </table:table-cell>
          <table:table-cell table:formula="of:=[.C7]+[.D7]" office:value-type="float" office:value="21600" calcext:value-type="float">
            <text:p>21600</text:p>
          </table:table-cell>
          <table:table-cell table:formula="of:=[.B7]-[.D7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7]" office:value-type="float" office:value="20000" calcext:value-type="float">
            <text:p>20000</text:p>
          </table:table-cell>
          <table:table-cell table:formula="of:=[.B8]*0.04" office:value-type="float" office:value="800" calcext:value-type="float">
            <text:p>800,00</text:p>
          </table:table-cell>
          <table:table-cell table:formula="of:= 100000/5" office:value-type="float" office:value="20000" calcext:value-type="float">
            <text:p>20000</text:p>
          </table:table-cell>
          <table:table-cell table:formula="of:=[.C8]+[.D8]" office:value-type="float" office:value="20800" calcext:value-type="float">
            <text:p>20800</text:p>
          </table:table-cell>
          <table:table-cell table:formula="of:=[.B8]-[.D8]" office:value-type="float" office:value="0" calcext:value-type="float">
            <text:p>0</text:p>
          </table:table-cell>
        </table:table-row>
        <table:table-row table:style-name="ro1" table:number-rows-repeated="5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50 000 euros pendant 10 à un taux de 3 % avec mensualités constante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3" office:value-type="string" calcext:value-type="string">
            <text:p>Période</text:p>
          </table:table-cell>
          <table:table-cell table:style-name="ce6" office:value-type="string" calcext:value-type="string">
            <text:p>Capital en début de période </text:p>
          </table:table-cell>
          <table:table-cell table:style-name="ce3" office:value-type="string" calcext:value-type="string">
            <text:p>Intérêt de la période</text:p>
          </table:table-cell>
          <table:table-cell table:style-name="ce3" office:value-type="string" calcext:value-type="string">
            <text:p>Amortissement de la période </text:p>
          </table:table-cell>
          <table:table-cell table:style-name="ce3" office:value-type="string" calcext:value-type="string">
            <text:p>Anuité de la période</text:p>
          </table:table-cell>
          <table:table-cell table:style-name="ce3" office:value-type="string" calcext:value-type="string">
            <text:p>Capital du en fin de péri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table:formula="of:=[.B16]*0.04" office:value-type="float" office:value="2000" calcext:value-type="float">
            <text:p>2 0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([.C16]+[.D16])" office:value-type="float" office:value="7000" calcext:value-type="float">
            <text:p>7000</text:p>
          </table:table-cell>
          <table:table-cell table:formula="of:=[.B16]-[.D16]" office:value-type="float" office:value="45000" calcext:value-type="float">
            <text:p>4500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formula="of:=[.F16]" office:value-type="float" office:value="45000" calcext:value-type="float">
            <text:p>45000</text:p>
          </table:table-cell>
          <table:table-cell table:formula="of:=[.B17]*0.04" office:value-type="float" office:value="1800" calcext:value-type="float">
            <text:p>1 8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17]+[.D17]" office:value-type="float" office:value="6800" calcext:value-type="float">
            <text:p>6800</text:p>
          </table:table-cell>
          <table:table-cell table:formula="of:=[.B17]-[.D17]"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17]" office:value-type="float" office:value="40000" calcext:value-type="float">
            <text:p>40000</text:p>
          </table:table-cell>
          <table:table-cell table:formula="of:=[.B18]*0.04" office:value-type="float" office:value="1600" calcext:value-type="float">
            <text:p>1 6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18]+[.D18]" office:value-type="float" office:value="6600" calcext:value-type="float">
            <text:p>6600</text:p>
          </table:table-cell>
          <table:table-cell table:formula="of:=[.B18]-[.D18]"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18]" office:value-type="float" office:value="35000" calcext:value-type="float">
            <text:p>35000</text:p>
          </table:table-cell>
          <table:table-cell table:formula="of:=[.B19]*0.04" office:value-type="float" office:value="1400" calcext:value-type="float">
            <text:p>1 4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19]+[.D19]" office:value-type="float" office:value="6400" calcext:value-type="float">
            <text:p>6400</text:p>
          </table:table-cell>
          <table:table-cell table:formula="of:=[.B19]-[.D19]"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F19]" office:value-type="float" office:value="30000" calcext:value-type="float">
            <text:p>30000</text:p>
          </table:table-cell>
          <table:table-cell table:formula="of:=[.B20]*0.04" office:value-type="float" office:value="1200" calcext:value-type="float">
            <text:p>1 2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20]+[.D20]" office:value-type="float" office:value="6200" calcext:value-type="float">
            <text:p>6200</text:p>
          </table:table-cell>
          <table:table-cell table:formula="of:=[.B20]-[.D20]"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F20]" office:value-type="float" office:value="25000" calcext:value-type="float">
            <text:p>25000</text:p>
          </table:table-cell>
          <table:table-cell table:formula="of:=[.B21]*0.04" office:value-type="float" office:value="1000" calcext:value-type="float">
            <text:p>1 0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21]+[.D21]" office:value-type="float" office:value="6000" calcext:value-type="float">
            <text:p>6000</text:p>
          </table:table-cell>
          <table:table-cell table:formula="of:=[.B21]-[.D21]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F21]" office:value-type="float" office:value="20000" calcext:value-type="float">
            <text:p>20000</text:p>
          </table:table-cell>
          <table:table-cell table:formula="of:=[.B22]*0.04" office:value-type="float" office:value="800" calcext:value-type="float">
            <text:p>8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22]+[.D22]" office:value-type="float" office:value="5800" calcext:value-type="float">
            <text:p>5800</text:p>
          </table:table-cell>
          <table:table-cell table:formula="of:=[.B22]-[.D22]"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22]" office:value-type="float" office:value="15000" calcext:value-type="float">
            <text:p>15000</text:p>
          </table:table-cell>
          <table:table-cell table:formula="of:=[.B23]*0.04" office:value-type="float" office:value="600" calcext:value-type="float">
            <text:p>6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23]+[.D23]" office:value-type="float" office:value="5600" calcext:value-type="float">
            <text:p>5600</text:p>
          </table:table-cell>
          <table:table-cell table:formula="of:=[.B23]-[.D23]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F23]" office:value-type="float" office:value="10000" calcext:value-type="float">
            <text:p>10000</text:p>
          </table:table-cell>
          <table:table-cell table:formula="of:=[.B24]*0.04" office:value-type="float" office:value="400" calcext:value-type="float">
            <text:p>4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24]+[.D24]" office:value-type="float" office:value="5400" calcext:value-type="float">
            <text:p>5400</text:p>
          </table:table-cell>
          <table:table-cell table:formula="of:=[.B24]-[.D24]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F24]" office:value-type="float" office:value="5000" calcext:value-type="float">
            <text:p>5000</text:p>
          </table:table-cell>
          <table:table-cell table:formula="of:=[.B25]*0.04" office:value-type="float" office:value="200" calcext:value-type="float">
            <text:p>2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25]+[.D25]" office:value-type="float" office:value="5200" calcext:value-type="float">
            <text:p>5200</text:p>
          </table:table-cell>
          <table:table-cell table:formula="of:=[.B25]-[.D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F25]" office:value-type="float" office:value="0" calcext:value-type="float">
            <text:p>0</text:p>
          </table:table-cell>
          <table:table-cell table:formula="of:=[.B26]*0.04" office:value-type="float" office:value="0" calcext:value-type="float">
            <text:p>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26]+[.D26]" office:value-type="float" office:value="5000" calcext:value-type="float">
            <text:p>5000</text:p>
          </table:table-cell>
          <table:table-cell table:formula="of:=[.B26]-[.D26]" office:value-type="float" office:value="-5000" calcext:value-type="float">
            <text:p>-5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F26]" office:value-type="float" office:value="-5000" calcext:value-type="float">
            <text:p>-5000</text:p>
          </table:table-cell>
          <table:table-cell table:formula="of:=[.B27]*0.04" office:value-type="float" office:value="-200" calcext:value-type="float">
            <text:p>-2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27]+[.D27]" office:value-type="float" office:value="4800" calcext:value-type="float">
            <text:p>4800</text:p>
          </table:table-cell>
          <table:table-cell table:formula="of:=[.B27]-[.D27]" office:value-type="float" office:value="-10000" calcext:value-type="float">
            <text:p>-1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F27]" office:value-type="float" office:value="-10000" calcext:value-type="float">
            <text:p>-10000</text:p>
          </table:table-cell>
          <table:table-cell table:formula="of:=[.B28]*0.04" office:value-type="float" office:value="-400" calcext:value-type="float">
            <text:p>-4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28]+[.D28]" office:value-type="float" office:value="4600" calcext:value-type="float">
            <text:p>4600</text:p>
          </table:table-cell>
          <table:table-cell table:formula="of:=[.B28]-[.D28]" office:value-type="float" office:value="-15000" calcext:value-type="float">
            <text:p>-15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F28]" office:value-type="float" office:value="-15000" calcext:value-type="float">
            <text:p>-15000</text:p>
          </table:table-cell>
          <table:table-cell table:formula="of:=[.B29]*0.04" office:value-type="float" office:value="-600" calcext:value-type="float">
            <text:p>-6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29]+[.D29]" office:value-type="float" office:value="4400" calcext:value-type="float">
            <text:p>4400</text:p>
          </table:table-cell>
          <table:table-cell table:formula="of:=[.B29]-[.D29]" office:value-type="float" office:value="-20000" calcext:value-type="float">
            <text:p>-2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F29]" office:value-type="float" office:value="-20000" calcext:value-type="float">
            <text:p>-20000</text:p>
          </table:table-cell>
          <table:table-cell table:formula="of:=[.B30]*0.04" office:value-type="float" office:value="-800" calcext:value-type="float">
            <text:p>-8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30]+[.D30]" office:value-type="float" office:value="4200" calcext:value-type="float">
            <text:p>4200</text:p>
          </table:table-cell>
          <table:table-cell table:formula="of:=[.B30]-[.D30]" office:value-type="float" office:value="-25000" calcext:value-type="float">
            <text:p>-25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F30]" office:value-type="float" office:value="-25000" calcext:value-type="float">
            <text:p>-25000</text:p>
          </table:table-cell>
          <table:table-cell table:formula="of:=[.B31]*0.04" office:value-type="float" office:value="-1000" calcext:value-type="float">
            <text:p>-1 0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31]+[.D31]" office:value-type="float" office:value="4000" calcext:value-type="float">
            <text:p>4000</text:p>
          </table:table-cell>
          <table:table-cell table:formula="of:=[.B31]-[.D31]" office:value-type="float" office:value="-30000" calcext:value-type="float">
            <text:p>-3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F31]" office:value-type="float" office:value="-30000" calcext:value-type="float">
            <text:p>-30000</text:p>
          </table:table-cell>
          <table:table-cell table:formula="of:=[.B32]*0.04" office:value-type="float" office:value="-1200" calcext:value-type="float">
            <text:p>-1 2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32]+[.D32]" office:value-type="float" office:value="3800" calcext:value-type="float">
            <text:p>3800</text:p>
          </table:table-cell>
          <table:table-cell table:formula="of:=[.B32]-[.D32]" office:value-type="float" office:value="-35000" calcext:value-type="float">
            <text:p>-35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F32]" office:value-type="float" office:value="-35000" calcext:value-type="float">
            <text:p>-35000</text:p>
          </table:table-cell>
          <table:table-cell table:formula="of:=[.B33]*0.04" office:value-type="float" office:value="-1400" calcext:value-type="float">
            <text:p>-1 4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33]+[.D33]" office:value-type="float" office:value="3600" calcext:value-type="float">
            <text:p>3600</text:p>
          </table:table-cell>
          <table:table-cell table:formula="of:=[.B33]-[.D33]" office:value-type="float" office:value="-40000" calcext:value-type="float">
            <text:p>-4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F33]" office:value-type="float" office:value="-40000" calcext:value-type="float">
            <text:p>-40000</text:p>
          </table:table-cell>
          <table:table-cell table:formula="of:=[.B34]*0.04" office:value-type="float" office:value="-1600" calcext:value-type="float">
            <text:p>-1 6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34]+[.D34]" office:value-type="float" office:value="3400" calcext:value-type="float">
            <text:p>3400</text:p>
          </table:table-cell>
          <table:table-cell table:formula="of:=[.B34]-[.D34]" office:value-type="float" office:value="-45000" calcext:value-type="float">
            <text:p>-45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F34]" office:value-type="float" office:value="-45000" calcext:value-type="float">
            <text:p>-45000</text:p>
          </table:table-cell>
          <table:table-cell table:formula="of:=[.B35]*0.04" office:value-type="float" office:value="-1800" calcext:value-type="float">
            <text:p>-1 8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35]+[.D35]" office:value-type="float" office:value="3200" calcext:value-type="float">
            <text:p>3200</text:p>
          </table:table-cell>
          <table:table-cell table:formula="of:=[.B35]-[.D35]" office:value-type="float" office:value="-50000" calcext:value-type="float">
            <text:p>-5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F35]" office:value-type="float" office:value="-50000" calcext:value-type="float">
            <text:p>-50000</text:p>
          </table:table-cell>
          <table:table-cell table:formula="of:=[.B36]*0.04" office:value-type="float" office:value="-2000" calcext:value-type="float">
            <text:p>-2 0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36]+[.D36]" office:value-type="float" office:value="3000" calcext:value-type="float">
            <text:p>3000</text:p>
          </table:table-cell>
          <table:table-cell table:formula="of:=[.B36]-[.D36]" office:value-type="float" office:value="-55000" calcext:value-type="float">
            <text:p>-55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F36]" office:value-type="float" office:value="-55000" calcext:value-type="float">
            <text:p>-55000</text:p>
          </table:table-cell>
          <table:table-cell table:formula="of:=[.B37]*0.04" office:value-type="float" office:value="-2200" calcext:value-type="float">
            <text:p>-2 2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37]+[.D37]" office:value-type="float" office:value="2800" calcext:value-type="float">
            <text:p>2800</text:p>
          </table:table-cell>
          <table:table-cell table:formula="of:=[.B37]-[.D37]" office:value-type="float" office:value="-60000" calcext:value-type="float">
            <text:p>-6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F37]" office:value-type="float" office:value="-60000" calcext:value-type="float">
            <text:p>-60000</text:p>
          </table:table-cell>
          <table:table-cell table:formula="of:=[.B38]*0.04" office:value-type="float" office:value="-2400" calcext:value-type="float">
            <text:p>-2 4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38]+[.D38]" office:value-type="float" office:value="2600" calcext:value-type="float">
            <text:p>2600</text:p>
          </table:table-cell>
          <table:table-cell table:formula="of:=[.B38]-[.D38]" office:value-type="float" office:value="-65000" calcext:value-type="float">
            <text:p>-65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F38]" office:value-type="float" office:value="-65000" calcext:value-type="float">
            <text:p>-65000</text:p>
          </table:table-cell>
          <table:table-cell table:formula="of:=[.B39]*0.04" office:value-type="float" office:value="-2600" calcext:value-type="float">
            <text:p>-2 6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39]+[.D39]" office:value-type="float" office:value="2400" calcext:value-type="float">
            <text:p>2400</text:p>
          </table:table-cell>
          <table:table-cell table:formula="of:=[.B39]-[.D39]" office:value-type="float" office:value="-70000" calcext:value-type="float">
            <text:p>-7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F39]" office:value-type="float" office:value="-70000" calcext:value-type="float">
            <text:p>-70000</text:p>
          </table:table-cell>
          <table:table-cell table:formula="of:=[.B40]*0.04" office:value-type="float" office:value="-2800" calcext:value-type="float">
            <text:p>-2 8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40]+[.D40]" office:value-type="float" office:value="2200" calcext:value-type="float">
            <text:p>2200</text:p>
          </table:table-cell>
          <table:table-cell table:formula="of:=[.B40]-[.D40]" office:value-type="float" office:value="-75000" calcext:value-type="float">
            <text:p>-75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F40]" office:value-type="float" office:value="-75000" calcext:value-type="float">
            <text:p>-75000</text:p>
          </table:table-cell>
          <table:table-cell table:formula="of:=[.B41]*0.04" office:value-type="float" office:value="-3000" calcext:value-type="float">
            <text:p>-3 0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41]+[.D41]" office:value-type="float" office:value="2000" calcext:value-type="float">
            <text:p>2000</text:p>
          </table:table-cell>
          <table:table-cell table:formula="of:=[.B41]-[.D41]" office:value-type="float" office:value="-80000" calcext:value-type="float">
            <text:p>-8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F41]" office:value-type="float" office:value="-80000" calcext:value-type="float">
            <text:p>-80000</text:p>
          </table:table-cell>
          <table:table-cell table:formula="of:=[.B42]*0.04" office:value-type="float" office:value="-3200" calcext:value-type="float">
            <text:p>-3 2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42]+[.D42]" office:value-type="float" office:value="1800" calcext:value-type="float">
            <text:p>1800</text:p>
          </table:table-cell>
          <table:table-cell table:formula="of:=[.B42]-[.D42]" office:value-type="float" office:value="-85000" calcext:value-type="float">
            <text:p>-85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F42]" office:value-type="float" office:value="-85000" calcext:value-type="float">
            <text:p>-85000</text:p>
          </table:table-cell>
          <table:table-cell table:formula="of:=[.B43]*0.04" office:value-type="float" office:value="-3400" calcext:value-type="float">
            <text:p>-3 4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43]+[.D43]" office:value-type="float" office:value="1600" calcext:value-type="float">
            <text:p>1600</text:p>
          </table:table-cell>
          <table:table-cell table:formula="of:=[.B43]-[.D43]" office:value-type="float" office:value="-90000" calcext:value-type="float">
            <text:p>-9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F43]" office:value-type="float" office:value="-90000" calcext:value-type="float">
            <text:p>-90000</text:p>
          </table:table-cell>
          <table:table-cell table:formula="of:=[.B44]*0.04" office:value-type="float" office:value="-3600" calcext:value-type="float">
            <text:p>-3 6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44]+[.D44]" office:value-type="float" office:value="1400" calcext:value-type="float">
            <text:p>1400</text:p>
          </table:table-cell>
          <table:table-cell table:formula="of:=[.B44]-[.D44]" office:value-type="float" office:value="-95000" calcext:value-type="float">
            <text:p>-95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F44]" office:value-type="float" office:value="-95000" calcext:value-type="float">
            <text:p>-95000</text:p>
          </table:table-cell>
          <table:table-cell table:formula="of:=[.B45]*0.04" office:value-type="float" office:value="-3800" calcext:value-type="float">
            <text:p>-3 8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45]+[.D45]" office:value-type="float" office:value="1200" calcext:value-type="float">
            <text:p>1200</text:p>
          </table:table-cell>
          <table:table-cell table:formula="of:=[.B45]-[.D45]" office:value-type="float" office:value="-100000" calcext:value-type="float">
            <text:p>-10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F45]" office:value-type="float" office:value="-100000" calcext:value-type="float">
            <text:p>-100000</text:p>
          </table:table-cell>
          <table:table-cell table:formula="of:=[.B46]*0.04" office:value-type="float" office:value="-4000" calcext:value-type="float">
            <text:p>-4 0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46]+[.D46]" office:value-type="float" office:value="1000" calcext:value-type="float">
            <text:p>1000</text:p>
          </table:table-cell>
          <table:table-cell table:formula="of:=[.B46]-[.D46]" office:value-type="float" office:value="-105000" calcext:value-type="float">
            <text:p>-105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F46]" office:value-type="float" office:value="-105000" calcext:value-type="float">
            <text:p>-105000</text:p>
          </table:table-cell>
          <table:table-cell table:formula="of:=[.B47]*0.04" office:value-type="float" office:value="-4200" calcext:value-type="float">
            <text:p>-4 2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47]+[.D47]" office:value-type="float" office:value="800" calcext:value-type="float">
            <text:p>800</text:p>
          </table:table-cell>
          <table:table-cell table:formula="of:=[.B47]-[.D47]" office:value-type="float" office:value="-110000" calcext:value-type="float">
            <text:p>-11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F47]" office:value-type="float" office:value="-110000" calcext:value-type="float">
            <text:p>-110000</text:p>
          </table:table-cell>
          <table:table-cell table:formula="of:=[.B48]*0.04" office:value-type="float" office:value="-4400" calcext:value-type="float">
            <text:p>-4 4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48]+[.D48]" office:value-type="float" office:value="600" calcext:value-type="float">
            <text:p>600</text:p>
          </table:table-cell>
          <table:table-cell table:formula="of:=[.B48]-[.D48]" office:value-type="float" office:value="-115000" calcext:value-type="float">
            <text:p>-115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F48]" office:value-type="float" office:value="-115000" calcext:value-type="float">
            <text:p>-115000</text:p>
          </table:table-cell>
          <table:table-cell table:formula="of:=[.B49]*0.04" office:value-type="float" office:value="-4600" calcext:value-type="float">
            <text:p>-4 6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49]+[.D49]" office:value-type="float" office:value="400" calcext:value-type="float">
            <text:p>400</text:p>
          </table:table-cell>
          <table:table-cell table:formula="of:=[.B49]-[.D49]" office:value-type="float" office:value="-120000" calcext:value-type="float">
            <text:p>-12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F49]" office:value-type="float" office:value="-120000" calcext:value-type="float">
            <text:p>-120000</text:p>
          </table:table-cell>
          <table:table-cell table:formula="of:=[.B50]*0.04" office:value-type="float" office:value="-4800" calcext:value-type="float">
            <text:p>-4 8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50]+[.D50]" office:value-type="float" office:value="200" calcext:value-type="float">
            <text:p>200</text:p>
          </table:table-cell>
          <table:table-cell table:formula="of:=[.B50]-[.D50]" office:value-type="float" office:value="-125000" calcext:value-type="float">
            <text:p>-125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F50]" office:value-type="float" office:value="-125000" calcext:value-type="float">
            <text:p>-125000</text:p>
          </table:table-cell>
          <table:table-cell table:formula="of:=[.B51]*0.04" office:value-type="float" office:value="-5000" calcext:value-type="float">
            <text:p>-5 0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51]+[.D51]" office:value-type="float" office:value="0" calcext:value-type="float">
            <text:p>0</text:p>
          </table:table-cell>
          <table:table-cell table:formula="of:=[.B51]-[.D51]" office:value-type="float" office:value="-130000" calcext:value-type="float">
            <text:p>-130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F51]" office:value-type="float" office:value="-130000" calcext:value-type="float">
            <text:p>-130000</text:p>
          </table:table-cell>
          <table:table-cell table:formula="of:=[.B52]*0.04" office:value-type="float" office:value="-5200" calcext:value-type="float">
            <text:p>-5 2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52]+[.D52]" office:value-type="float" office:value="-200" calcext:value-type="float">
            <text:p>-200</text:p>
          </table:table-cell>
          <table:table-cell table:formula="of:=[.B52]-[.D52]" office:value-type="float" office:value="-135000" calcext:value-type="float">
            <text:p>-135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F52]" office:value-type="float" office:value="-135000" calcext:value-type="float">
            <text:p>-135000</text:p>
          </table:table-cell>
          <table:table-cell table:formula="of:=[.B53]*0.04" office:value-type="float" office:value="-5400" calcext:value-type="float">
            <text:p>-5 4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53]+[.D53]" office:value-type="float" office:value="-400" calcext:value-type="float">
            <text:p>-400</text:p>
          </table:table-cell>
          <table:table-cell table:formula="of:=[.B53]-[.D53]" office:value-type="float" office:value="-140000" calcext:value-type="float">
            <text:p>-140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F53]" office:value-type="float" office:value="-140000" calcext:value-type="float">
            <text:p>-140000</text:p>
          </table:table-cell>
          <table:table-cell table:formula="of:=[.B54]*0.04" office:value-type="float" office:value="-5600" calcext:value-type="float">
            <text:p>-5 6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54]+[.D54]" office:value-type="float" office:value="-600" calcext:value-type="float">
            <text:p>-600</text:p>
          </table:table-cell>
          <table:table-cell table:formula="of:=[.B54]-[.D54]" office:value-type="float" office:value="-145000" calcext:value-type="float">
            <text:p>-145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F54]" office:value-type="float" office:value="-145000" calcext:value-type="float">
            <text:p>-145000</text:p>
          </table:table-cell>
          <table:table-cell table:formula="of:=[.B55]*0.04" office:value-type="float" office:value="-5800" calcext:value-type="float">
            <text:p>-5 800,00</text:p>
          </table:table-cell>
          <table:table-cell table:formula="of:=(50000/10)" office:value-type="float" office:value="5000" calcext:value-type="float">
            <text:p>5000</text:p>
          </table:table-cell>
          <table:table-cell table:formula="of:=[.C55]+[.D55]" office:value-type="float" office:value="-800" calcext:value-type="float">
            <text:p>-800</text:p>
          </table:table-cell>
          <table:table-cell table:formula="of:=[.B55]-[.D55]" office:value-type="float" office:value="-150000" calcext:value-type="float">
            <text:p>-1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erif CJK HK" svg:font-family="'Noto Serif CJK HK'" style:font-family-generic="system" style:font-pitch="variable"/>
    <style:font-face style:name="Noto Serif Devanagari" svg:font-family="'Noto Serif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erif CJK HK" style:font-size-asian="10pt" style:language-asian="zh" style:country-asian="CN" style:font-name-complex="Noto Serif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8:21:27.333460415</meta:creation-date>
    <dc:date>2024-04-02T14:54:23.519414787</dc:date>
    <meta:editing-duration>PT5H27M43S</meta:editing-duration>
    <meta:editing-cycles>4</meta:editing-cycles>
    <meta:generator>LibreOffice/7.4.7.2$Linux_X86_64 LibreOffice_project/40$Build-2</meta:generator>
    <meta:document-statistic meta:table-count="1" meta:cell-count="285" meta:object-count="0"/>
  </office:meta>
</office:document-meta>
</file>